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onsolas" svg:font-family="Consolas" style:font-pitch="variable"/>
    <style:font-face style:name="Consolas1"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text-properties officeooo:rsid="000b13d0" officeooo:paragraph-rsid="000b13d0"/>
    </style:style>
    <style:style style:name="P2" style:family="paragraph" style:parent-style-name="Standard">
      <style:paragraph-properties fo:margin-left="0cm" fo:margin-right="0cm" fo:text-align="start" style:justify-single-word="false" fo:text-indent="0cm" style:auto-text-indent="false"/>
      <style:text-properties officeooo:paragraph-rsid="000b13d0"/>
    </style:style>
    <style:style style:name="P3" style:family="paragraph" style:parent-style-name="Standard">
      <style:paragraph-properties fo:margin-left="0cm" fo:margin-right="0cm" fo:text-align="start" style:justify-single-word="false" fo:text-indent="0cm" style:auto-text-indent="false"/>
      <style:text-properties style:text-underline-style="none" officeooo:paragraph-rsid="000b13d0"/>
    </style:style>
    <style:style style:name="P4" style:family="paragraph" style:parent-style-name="Standard">
      <style:text-properties officeooo:paragraph-rsid="000b13d0"/>
    </style:style>
    <style:style style:name="P5" style:family="paragraph" style:parent-style-name="Standard">
      <style:text-properties fo:font-size="14pt" officeooo:paragraph-rsid="000b13d0" style:font-size-asian="14pt" style:font-size-complex="14pt"/>
    </style:style>
    <style:style style:name="P6" style:family="paragraph" style:parent-style-name="List_20_Paragraph" style:list-style-name="WWNum1">
      <style:text-properties officeooo:paragraph-rsid="000b13d0"/>
    </style:style>
    <style:style style:name="P7" style:family="paragraph" style:parent-style-name="List_20_Paragraph">
      <style:text-properties fo:font-size="14pt" officeooo:paragraph-rsid="000b13d0" style:font-size-asian="14pt" style:font-size-complex="14pt"/>
    </style:style>
    <style:style style:name="P8" style:family="paragraph" style:parent-style-name="Standard">
      <style:text-properties officeooo:rsid="001b0ab7" officeooo:paragraph-rsid="000b13d0"/>
    </style:style>
    <style:style style:name="P9" style:family="paragraph" style:parent-style-name="Standard">
      <style:text-properties officeooo:rsid="001823b8" officeooo:paragraph-rsid="000b13d0"/>
    </style:style>
    <style:style style:name="T1" style:family="text">
      <style:text-properties fo:color="#3f7f5f" loext:opacity="100%" style:font-name="Consolas" fo:font-size="10pt" style:font-size-asian="10pt"/>
    </style:style>
    <style:style style:name="T2" style:family="text">
      <style:text-properties fo:color="#000000" loext:opacity="100%" style:font-name="Consolas" fo:font-size="10pt" style:font-size-asian="10pt"/>
    </style:style>
    <style:style style:name="T3" style:family="text">
      <style:text-properties fo:color="#3f7f5f" loext:opacity="100%" style:font-name="Consolas" fo:font-size="10pt" style:text-underline-style="solid" style:text-underline-width="auto" style:text-underline-color="font-color" style:font-size-asian="10pt"/>
    </style:style>
    <style:style style:name="T4" style:family="text">
      <style:text-properties fo:color="#3f7f5f" loext:opacity="100%" style:font-name="Consolas1" fo:font-size="10pt" style:font-size-asian="10pt"/>
    </style:style>
    <style:style style:name="T5" style:family="text">
      <style:text-properties fo:color="#3f7f5f" loext:opacity="100%" style:font-name="Consolas1" fo:font-size="10pt" style:text-underline-style="solid" style:text-underline-width="auto" style:text-underline-color="font-color" style:font-size-asian="10pt"/>
    </style:style>
    <style:style style:name="T6" style:family="text">
      <style:text-properties fo:color="#000000" loext:opacity="100%" style:font-name="Consolas1" fo:font-size="10pt" style:font-size-asian="10pt"/>
    </style:style>
    <style:style style:name="T7" style:family="text">
      <style:text-properties fo:color="#3f7f5f" loext:opacity="100%" style:font-name="Consolas1" fo:font-size="10pt" officeooo:rsid="00152f01" style:font-size-asian="10pt"/>
    </style:style>
    <style:style style:name="T8" style:family="text">
      <style:text-properties fo:color="#3f7f5f" loext:opacity="100%" style:font-name="Consolas1" fo:font-size="10pt" officeooo:rsid="0012ed03" style:font-size-asian="10pt"/>
    </style:style>
    <style:style style:name="T9" style:family="text">
      <style:text-properties fo:color="#000000" loext:opacity="100%" style:font-name="Consolas" fo:font-size="10pt" style:text-underline-style="solid" style:text-underline-width="auto" style:text-underline-color="font-color" style:font-size-asian="10pt"/>
    </style:style>
    <style:style style:name="T10" style:family="text">
      <style:text-properties fo:color="#3f7f5f" loext:opacity="100%" style:font-name="Consolas" fo:font-size="10pt" style:text-underline-style="solid" style:text-underline-width="auto" style:text-underline-color="font-color" officeooo:rsid="00152f01" style:font-size-asian="10pt"/>
    </style:style>
    <style:style style:name="T11" style:family="text">
      <style:text-properties fo:color="#3f7f5f" loext:opacity="100%" style:font-name="Consolas" fo:font-size="10pt" officeooo:rsid="0012ed03" style:font-size-asian="10pt"/>
    </style:style>
    <style:style style:name="T12" style:family="text">
      <style:text-properties fo:font-size="14pt" style:font-size-asian="14pt" style:font-size-complex="14pt"/>
    </style:style>
    <style:style style:name="T13" style:family="text">
      <style:text-properties fo:color="#3f7f5f" loext:opacity="100%" style:font-name="Consolas" fo:font-size="10pt" style:font-size-asian="10pt" style:font-size-complex="14pt"/>
    </style:style>
    <style:style style:name="T14" style:family="text">
      <style:text-properties officeooo:rsid="001b89d2"/>
    </style:style>
    <style:style style:name="T15" style:family="text">
      <style:text-properties officeooo:rsid="001aa5a9"/>
    </style:style>
    <style:style style:name="T16" style:family="text">
      <style:text-properties officeooo:rsid="001ac058"/>
    </style:style>
    <style:style style:name="T17" style:family="text">
      <style:text-properties fo:font-size="14pt" officeooo:rsid="00124de0" style:font-size-asian="14pt" style:font-size-complex="14pt"/>
    </style:style>
    <style:style style:name="T18" style:family="text">
      <style:text-properties fo:font-size="14pt" officeooo:rsid="00114127" style:font-size-asian="14pt" style:font-size-complex="14pt"/>
    </style:style>
    <style:style style:name="T19" style:family="text">
      <style:text-properties officeooo:rsid="00135d8f"/>
    </style:style>
    <style:style style:name="T20" style:family="text">
      <style:text-properties fo:font-size="14pt" officeooo:rsid="0010dbcf" style:font-size-asian="14pt" style:font-size-complex="14pt"/>
    </style:style>
    <style:style style:name="T21" style:family="text">
      <style:text-properties fo:font-size="14pt" officeooo:rsid="00121beb" style:font-size-asian="14pt" style:font-size-complex="14pt"/>
    </style:style>
    <style:style style:name="T22" style:family="text">
      <style:text-properties fo:color="#3f7f5f" loext:opacity="100%" style:font-name="Consolas" fo:font-size="10pt" officeooo:rsid="00121beb" style:font-size-asian="10pt" style:font-size-complex="14pt"/>
    </style:style>
    <style:style style:name="T23" style:family="text">
      <style:text-properties officeooo:rsid="001823b8"/>
    </style:style>
    <style:style style:name="T24" style:family="text">
      <style:text-properties officeooo:rsid="000ae0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UNCIADOS EJERCICIOS PROCESOS:</text:p>
      <text:p text:style-name="P1"/>
      <text:p text:style-name="P2"><text:span text:style-name="T1">//Ejercicio1: </text:span></text:p>
      <text:p text:style-name="P2"><text:span text:style-name="T2"><text:tab/><text:tab/></text:span><text:span text:style-name="T1">//</text:span><text:span text:style-name="T3">Con</text:span><text:span text:style-name="T1"> </text:span><text:span text:style-name="T3">la</text:span><text:span text:style-name="T1"> </text:span><text:span text:style-name="T3">clase</text:span><text:span text:style-name="T1"> Runtime, </text:span><text:span text:style-name="T3">que</text:span><text:span text:style-name="T1"> </text:span><text:span text:style-name="T3">es</text:span><text:span text:style-name="T1"> </text:span><text:span text:style-name="T3">la</text:span><text:span text:style-name="T1"> </text:span><text:span text:style-name="T3">clase</text:span><text:span text:style-name="T1"> </text:span><text:span text:style-name="T3">del</text:span><text:span text:style-name="T1"> </text:span><text:span text:style-name="T3">sistema</text:span><text:span text:style-name="T1"> </text:span><text:span text:style-name="T3">que</text:span><text:span text:style-name="T1"> </text:span><text:span text:style-name="T3">te</text:span><text:span text:style-name="T1"> </text:span><text:span text:style-name="T3">permite</text:span></text:p>
      <text:p text:style-name="P2"><text:span text:style-name="T2"><text:tab/><text:tab/></text:span><text:span text:style-name="T1">//</text:span><text:span text:style-name="T3">acceder</text:span><text:span text:style-name="T1"> </text:span><text:span text:style-name="T3">al</text:span><text:span text:style-name="T1"> </text:span><text:span text:style-name="T3">entorno</text:span><text:span text:style-name="T1"> </text:span><text:span text:style-name="T3">de</text:span><text:span text:style-name="T1"> </text:span><text:span text:style-name="T3">ejecución</text:span><text:span text:style-name="T1"> java. </text:span><text:span text:style-name="T3">Incluyendo</text:span><text:span text:style-name="T1"> </text:span><text:span text:style-name="T3">la</text:span><text:span text:style-name="T1"> </text:span><text:span text:style-name="T3">capacidad</text:span></text:p>
      <text:p text:style-name="P2"><text:span text:style-name="T2"><text:tab/><text:tab/></text:span><text:span text:style-name="T1">//</text:span><text:span text:style-name="T3">de</text:span><text:span text:style-name="T1"> </text:span><text:span text:style-name="T3">ejecutar</text:span><text:span text:style-name="T1"> </text:span><text:span text:style-name="T3">comandos</text:span><text:span text:style-name="T1"> </text:span><text:span text:style-name="T3">del</text:span><text:span text:style-name="T1"> </text:span><text:span text:style-name="T3">sistema</text:span><text:span text:style-name="T1"> </text:span><text:span text:style-name="T3">operativo</text:span></text:p>
      <text:p text:style-name="P2"><text:span text:style-name="T2"><text:tab/><text:tab/></text:span><text:span text:style-name="T1">//</text:span><text:span text:style-name="T3">consigue</text:span><text:span text:style-name="T1"> </text:span><text:span text:style-name="T3">lanzar</text:span><text:span text:style-name="T1"> </text:span><text:span text:style-name="T3">un</text:span><text:span text:style-name="T1"> </text:span><text:span text:style-name="T3">proceso</text:span><text:span text:style-name="T1"> </text:span><text:span text:style-name="T3">que</text:span><text:span text:style-name="T1"> </text:span><text:span text:style-name="T3">arranque</text:span><text:span text:style-name="T1"> el </text:span><text:span text:style-name="T3">notepad</text:span><text:span text:style-name="T1"> </text:span><text:span text:style-name="T3">en</text:span><text:span text:style-name="T1"> el </text:span><text:span text:style-name="T3">que</text:span><text:span text:style-name="T1"> </text:span><text:span text:style-name="T3">se</text:span><text:span text:style-name="T1"> </text:span><text:span text:style-name="T3">visualice</text:span></text:p>
      <text:p text:style-name="P2"><text:span text:style-name="T2"><text:tab/><text:tab/></text:span><text:span text:style-name="T1">//</text:span><text:span text:style-name="T3">lo</text:span><text:span text:style-name="T1"> </text:span><text:span text:style-name="T3">escrito</text:span><text:span text:style-name="T1"> </text:span><text:span text:style-name="T3">en</text:span><text:span text:style-name="T1"> </text:span><text:span text:style-name="T3">otro</text:span><text:span text:style-name="T1"> </text:span><text:span text:style-name="T3">archivo</text:span><text:span text:style-name="T1"> </text:span><text:span text:style-name="T3">llamado</text:span><text:span text:style-name="T1"> saludo.txt </text:span><text:span text:style-name="T3">ubicado</text:span><text:span text:style-name="T1"> </text:span><text:span text:style-name="T3">en</text:span><text:span text:style-name="T1"> </text:span><text:span text:style-name="T3">la</text:span></text:p>
      <text:p text:style-name="P2"><text:span text:style-name="T2"><text:tab/><text:tab/></text:span><text:span text:style-name="T1">//</text:span><text:span text:style-name="T3">raíz</text:span><text:span text:style-name="T1"> </text:span><text:span text:style-name="T3">del</text:span><text:span text:style-name="T1"> </text:span><text:span text:style-name="T3">proyecto</text:span><text:span text:style-name="T1"> </text:span><text:span text:style-name="T3">que</text:span><text:span text:style-name="T1"> </text:span><text:span text:style-name="T3">contiene</text:span><text:span text:style-name="T1"> el </text:span><text:span text:style-name="T3">texto</text:span><text:span text:style-name="T1"> </text:span><text:span text:style-name="T3">hola</text:span></text:p>
      <text:p text:style-name="P2"><text:span text:style-name="T2"><text:tab/><text:tab/></text:span><text:span text:style-name="T1">//</text:span><text:span text:style-name="T3">comprueba</text:span><text:span text:style-name="T1"> </text:span><text:span text:style-name="T3">si</text:span><text:span text:style-name="T1"> </text:span><text:span text:style-name="T3">está</text:span><text:span text:style-name="T1"> </text:span><text:span text:style-name="T3">vivo</text:span><text:span text:style-name="T1"> el </text:span><text:span text:style-name="T3">proceso</text:span><text:span text:style-name="T1"> </text:span><text:span text:style-name="T3">antes</text:span><text:span text:style-name="T1"> y </text:span><text:span text:style-name="T3">después</text:span></text:p>
      <text:p text:style-name="P2"><text:span text:style-name="T3"/></text:p>
      <text:p text:style-name="P2"><text:span text:style-name="T1">-----------------------------------------------------------------------------------</text:span></text:p>
      <text:p text:style-name="P2"><text:span text:style-name="T1"/></text:p>
      <text:p text:style-name="P2"><text:span text:style-name="T1">//Ejercicio2: </text:span></text:p>
      <text:p text:style-name="P2"><text:span text:style-name="T2"><text:tab/><text:tab/></text:span><text:span text:style-name="T1">//</text:span><text:span text:style-name="T3">Con</text:span><text:span text:style-name="T1"> </text:span><text:span text:style-name="T3">la</text:span><text:span text:style-name="T1"> </text:span><text:span text:style-name="T3">clase</text:span><text:span text:style-name="T1"> ProcessBuilder </text:span><text:span text:style-name="T3">que</text:span><text:span text:style-name="T1"> </text:span><text:span text:style-name="T3">es</text:span><text:span text:style-name="T1"> </text:span><text:span text:style-name="T3">otra</text:span><text:span text:style-name="T1"> </text:span><text:span text:style-name="T3">manera</text:span><text:span text:style-name="T1"> </text:span><text:span text:style-name="T3">de</text:span><text:span text:style-name="T1"> </text:span><text:span text:style-name="T3">ejecutar</text:span><text:span text:style-name="T1"> </text:span></text:p>
      <text:p text:style-name="P3"><text:span text:style-name="T2"><text:tab/><text:tab/></text:span><text:span text:style-name="T1">//procesos arranca el paint, el notepad y el chrome.</text:span></text:p>
      <text:p text:style-name="P2"><text:span text:style-name="T3"/></text:p>
      <text:p text:style-name="P3"><text:span text:style-name="T1">-----------------------------------------------------------------------------------</text:span></text:p>
      <text:p text:style-name="P2"><text:span text:style-name="T1"/></text:p>
      <text:p text:style-name="P2"><text:span text:style-name="T1">//Ejercicio3: </text:span></text:p>
      <text:p text:style-name="P2"><text:span text:style-name="T2"><text:tab/><text:tab/></text:span><text:span text:style-name="T1">//</text:span><text:span text:style-name="T3">Con</text:span><text:span text:style-name="T1"> ProcessBuilder </text:span><text:span text:style-name="T3">arranca</text:span><text:span text:style-name="T1"> el paint, </text:span><text:span text:style-name="T3">cuando</text:span><text:span text:style-name="T1"> </text:span><text:span text:style-name="T3">lo</text:span><text:span text:style-name="T1"> </text:span><text:span text:style-name="T3">cierres</text:span></text:p>
      <text:p text:style-name="P2"><text:span text:style-name="T2"><text:tab/><text:tab/></text:span><text:span text:style-name="T1">//</text:span><text:span text:style-name="T3">arranca</text:span><text:span text:style-name="T1"> el </text:span><text:span text:style-name="T3">notepad</text:span><text:span text:style-name="T1"> y </text:span><text:span text:style-name="T3">cuando</text:span><text:span text:style-name="T1"> </text:span><text:span text:style-name="T3">lo</text:span><text:span text:style-name="T1"> </text:span><text:span text:style-name="T3">cierres</text:span><text:span text:style-name="T1">, </text:span><text:span text:style-name="T3">arranca</text:span><text:span text:style-name="T1"> el </text:span><text:span text:style-name="T3">chrome</text:span><text:span text:style-name="T1">.</text:span></text:p>
      <text:p text:style-name="P3"><text:span text:style-name="T2"><text:tab/><text:tab/></text:span><text:span text:style-name="T1">//Ayúdate de la clase Process</text:span></text:p>
      <text:p text:style-name="P2"><text:span text:style-name="T3"/></text:p>
      <text:p text:style-name="P3"><text:span text:style-name="T1">-----------------------------------------------------------------------------------</text:span></text:p>
      <text:p text:style-name="P2"><text:span text:style-name="T4"/></text:p>
      <text:p text:style-name="P2"><text:span text:style-name="T4">//</text:span><text:span text:style-name="T5">Ejercicio</text:span><text:span text:style-name="T4"> 4</text:span></text:p>
      <text:p text:style-name="P2"><text:span text:style-name="T6"><text:tab/><text:tab/></text:span><text:span text:style-name="T4">//</text:span><text:span text:style-name="T5">Crea</text:span><text:span text:style-name="T4"> </text:span><text:span text:style-name="T5">un</text:span><text:span text:style-name="T4"> </text:span><text:span text:style-name="T5">proceso</text:span><text:span text:style-name="T4"> </text:span><text:span text:style-name="T5">que</text:span><text:span text:style-name="T4"> lance el </text:span><text:span text:style-name="T5">Chrome</text:span><text:span text:style-name="T4"> </text:span><text:span text:style-name="T5">con</text:span><text:span text:style-name="T4"> </text:span><text:span text:style-name="T5">la</text:span><text:span text:style-name="T4"> </text:span><text:span text:style-name="T5">clase</text:span><text:span text:style-name="T4"> Runtime. </text:span><text:span text:style-name="T5">Mira</text:span><text:span text:style-name="T4"> </text:span><text:span text:style-name="T5">su</text:span><text:span text:style-name="T4"> </text:span><text:span text:style-name="T5">pid</text:span><text:span text:style-name="T4"> y </text:span><text:span text:style-name="T5">muestra</text:span><text:span text:style-name="T4"> </text:span><text:span text:style-name="T5">su</text:span><text:span text:style-name="T4"> </text:span><text:span text:style-name="T5">información</text:span><text:span text:style-name="T4"> (info)</text:span></text:p>
      <text:p text:style-name="P3"><text:span text:style-name="T6"><text:tab/><text:tab/></text:span><text:span text:style-name="T4">//comprueba si está vivo antes y después de destruir el proceso</text:span></text:p>
      <text:p text:style-name="P3"><text:span text:style-name="T1">-----------------------------------------------------------------------------------</text:span></text:p>
      <text:p text:style-name="P2"><text:span text:style-name="T4"/></text:p>
      <text:p text:style-name="P2"><text:span text:style-name="T4">//</text:span><text:span text:style-name="T5">Ejercicio</text:span><text:span text:style-name="T4"> 5</text:span></text:p>
      <text:p text:style-name="P2"><text:span text:style-name="T6"><text:tab/><text:tab/></text:span><text:span text:style-name="T4">//</text:span><text:span text:style-name="T5">Crea</text:span><text:span text:style-name="T4"> </text:span><text:span text:style-name="T5">un</text:span><text:span text:style-name="T4"> </text:span><text:span text:style-name="T5">proceso</text:span><text:span text:style-name="T4"> </text:span><text:span text:style-name="T5">que</text:span><text:span text:style-name="T4"> </text:span><text:span text:style-name="T5">muestre</text:span><text:span text:style-name="T4"> </text:span><text:span text:style-name="T7">por pantalla </text:span><text:span text:style-name="T5">la</text:span><text:span text:style-name="T4"> </text:span><text:span text:style-name="T5">salida</text:span><text:span text:style-name="T4"> </text:span><text:span text:style-name="T5">de</text:span><text:span text:style-name="T4"> </text:span><text:span text:style-name="T5">hacer</text:span><text:span text:style-name="T4"> </text:span><text:span text:style-name="T5">un</text:span><text:span text:style-name="T4"> ping a google.com</text:span></text:p>
      <text:p text:style-name="P3"><text:span text:style-name="T4"><text:tab/><text:tab/>//</text:span><text:span text:style-name="T8">con ProcessBuilder</text:span><text:span text:style-name="T4"> </text:span></text:p>
      <text:p text:style-name="P3"><text:span text:style-name="T4"/></text:p>
      <text:p text:style-name="P3"><text:span text:style-name="T1">-----------------------------------------------------------------------------------</text:span></text:p>
      <text:p text:style-name="P2"><text:span text:style-name="T1"/></text:p>
      <text:p text:style-name="P2"><text:span text:style-name="T1">//</text:span><text:span text:style-name="T3">Ejercicio</text:span><text:span text:style-name="T1"> 6</text:span></text:p>
      <text:p text:style-name="P2"><text:span text:style-name="T9"><text:tab/><text:tab/></text:span><text:span text:style-name="T3">//Crea un proceso que muestre </text:span><text:span text:style-name="T10">por pantalla </text:span><text:span text:style-name="T3">la salida de hacer un ping a google.com mediante Runtime </text:span></text:p>
      <text:p text:style-name="P2"><text:span text:style-name="T3"/></text:p>
      <text:p text:style-name="P3"><text:span text:style-name="T1">-----------------------------------------------------------------------------------</text:span></text:p>
      <text:p text:style-name="P2"><text:span text:style-name="T1"/></text:p>
      <text:p text:style-name="P2"><text:span text:style-name="T1">//</text:span><text:span text:style-name="T3">Ejercicio</text:span><text:span text:style-name="T1"> </text:span><text:span text:style-name="T11">7</text:span></text:p>
      <text:p text:style-name="P2"><text:span text:style-name="T2"><text:tab/><text:tab/></text:span><text:span text:style-name="T1">//</text:span><text:span text:style-name="T3">Crea</text:span><text:span text:style-name="T1"> </text:span><text:span text:style-name="T3">un</text:span><text:span text:style-name="T1"> </text:span><text:span text:style-name="T3">proceso</text:span><text:span text:style-name="T1"> </text:span><text:span text:style-name="T3">con</text:span><text:span text:style-name="T1"> ProcessBuilder </text:span><text:span text:style-name="T3">que</text:span><text:span text:style-name="T1"> </text:span><text:span text:style-name="T3">muestre </text:span><text:span text:style-name="T10">por pantalla</text:span></text:p>
      <text:p text:style-name="P3"><text:span text:style-name="T2"><text:tab/><text:tab/></text:span><text:span text:style-name="T1">//los directorios o archivos de C:\\</text:span></text:p>
      <text:p text:style-name="P3"><text:span text:style-name="T1">-----------------------------------------------------------------------------------</text:span></text:p>
      <text:p text:style-name="P2"><text:span text:style-name="T3"/></text:p>
      <text:p text:style-name="P2"><text:span text:style-name="T1">//</text:span><text:span text:style-name="T3">Ejercicio</text:span><text:span text:style-name="T1"> 8</text:span></text:p>
      <text:p text:style-name="P2"><text:span text:style-name="T2"><text:tab/><text:tab/></text:span><text:span text:style-name="T1">//</text:span><text:span text:style-name="T3">Crea</text:span><text:span text:style-name="T1"> </text:span><text:span text:style-name="T3">un</text:span><text:span text:style-name="T1"> </text:span><text:span text:style-name="T3">proceso</text:span><text:span text:style-name="T1"> </text:span><text:span text:style-name="T3">con</text:span><text:span text:style-name="T1"> ProcessBuilder </text:span><text:span text:style-name="T3">que</text:span><text:span text:style-name="T1"> </text:span><text:span text:style-name="T3">guarde</text:span><text:span text:style-name="T1"> </text:span><text:span text:style-name="T3">en</text:span><text:span text:style-name="T1"> </text:span><text:span text:style-name="T3">un</text:span><text:span text:style-name="T1"> </text:span><text:span text:style-name="T3">archivo</text:span></text:p>
      <text:p text:style-name="P3"><text:span text:style-name="T2"><text:tab/><text:tab/></text:span><text:span text:style-name="T1">//los directorios o archivos de C:\\</text:span></text:p>
      <text:p text:style-name="P3"><text:span text:style-name="T1"/></text:p>
      <text:p text:style-name="P3"><text:span text:style-name="T1">-----------------------------------------------------------------------------------</text:span></text:p>
      <text:p text:style-name="P2"><text:span text:style-name="T3"/></text:p>
      <text:p text:style-name="P2"/>
      <text:p text:style-name="P2"/>
      <text:p text:style-name="P2"/>
      <text:p text:style-name="P2"/>
      <text:p text:style-name="P2"><text:soft-page-break/></text:p>
      <text:p text:style-name="P4" loext:marker-style-name="T12"><text:span text:style-name="T12">9.</text:span></text:p>
      <text:p text:style-name="P4" loext:marker-style-name="T12"><text:span text:style-name="T12">PRIMERO:Crea una clase llamada Sumar que coja por consola dos números enteros y que muestre por consola el resultado de la suma. <text:s/>Debes capturar una excepción general si introduces otra cosa que no sean dos números.</text:span></text:p>
      <text:p text:style-name="P5" loext:marker-style-name="T12"/>
      <text:p text:style-name="P4" loext:marker-style-name="T12"><text:span text:style-name="T12">SEGUNDO: <text:s/>Crea una clase llamada Principal que lance el proceso anterior y que verifique si lo introducido por teclado son dos números. </text:span></text:p>
      <text:p text:style-name="P4" loext:marker-style-name="T12"><text:span text:style-name="T12">Pasos:</text:span></text:p>
      <text:p text:style-name="P4" loext:marker-style-name="T12"><text:span text:style-name="T12">1) Crea una clase File en donde está alojado el archivo Sumar.class</text:span></text:p>
      <text:p text:style-name="P4" loext:marker-style-name="T12"><text:span text:style-name="T12">2) Crea un ProcessBuilder en donde eliges la clase a ejecutar.</text:span></text:p>
      <text:p text:style-name="P4" loext:marker-style-name="T12"><text:span text:style-name="T12">3) Elige el directorio con el método directory de la clase ProcessBuilder.</text:span></text:p>
      <text:p text:style-name="P4" loext:marker-style-name="T12"><text:span text:style-name="T12">4) Arranca el proceso.</text:span></text:p>
      <text:p text:style-name="P4" loext:marker-style-name="T12"><text:span text:style-name="T12">5) Crea un OutputStream en donde meterás los datos que van a entrar al proceso.</text:span></text:p>
      <text:p text:style-name="P4" loext:marker-style-name="T12"><text:span text:style-name="T12">6) Crea un BufferedReader en donde leeremos línea a línea para mostrar la información recibida</text:span></text:p>
      <text:p text:style-name="P4" loext:marker-style-name="T12"><text:span text:style-name="T12">7)Muestra el código de salida</text:span></text:p>
      <text:p text:style-name="P4" loext:marker-style-name="T12"><text:span text:style-name="T12">8) Crea un BufferedReader en donde leeremos línea a línea para mostrar los errores recibidos</text:span></text:p>
      <text:p text:style-name="P2"><text:span text:style-name="T13">-----------------------------------------------------------------------------------</text:span></text:p>
      <text:p text:style-name="P4" loext:marker-style-name="T12"><text:span text:style-name="T12"/></text:p>
      <text:p text:style-name="P4" loext:marker-style-name="T12"><text:span text:style-name="T12"/></text:p>
      <text:p text:style-name="P4" loext:marker-style-name="T12"><text:span text:style-name="T12">10.Realiza una clase llamada Devol que admita argumentos desde main() y devuelva con System.exit() los siguientes valores:</text:span></text:p>
      <text:p text:style-name="P5" loext:marker-style-name="T12"/>
      <text:list text:style-name="WWNum1">
        <text:list-item>
          <text:p text:style-name="P6" loext:marker-style-name="T12"><text:span text:style-name="T12">Si el número de argumentos es &lt;1 debe devolver 1.</text:span></text:p>
        </text:list-item>
        <text:list-item>
          <text:p text:style-name="P6" loext:marker-style-name="T12"><text:span text:style-name="T12">Si el argumento es una cadena debe devolver 2.</text:span></text:p>
        </text:list-item>
        <text:list-item>
          <text:p text:style-name="P6" loext:marker-style-name="T12"><text:span text:style-name="T12">Si el argumento es un número entero menor que 0 debe devolver 3.</text:span></text:p>
        </text:list-item>
        <text:list-item>
          <text:p text:style-name="P6" loext:marker-style-name="T12"><text:span text:style-name="T12">En cualquier otra situación debe devolver 0.</text:span></text:p>
        </text:list-item>
      </text:list>
      <text:p text:style-name="P7" loext:marker-style-name="T12"/>
      <text:p text:style-name="P4" loext:marker-style-name="T12"><text:span text:style-name="T12">Realiza una clase llamada Principal que ejecute lo anterior. Este segundo programa deberá mostrar en pantalla la situación ocurrida dependiendo del valor devuelto al ejecutar el programa anterior. Queremos que el argumento se meta directamente en el ProcessBuilder.</text:span></text:p>
      <text:p text:style-name="P4" loext:marker-style-name="T12"><text:span text:style-name="T12">PASOS:</text:span></text:p>
      <text:p text:style-name="P4" loext:marker-style-name="T12"><text:span text:style-name="T12">1) Crear el File que apunte al directorio en donde está el ejecutable Devol.</text:span></text:p>
      <text:p text:style-name="P4" loext:marker-style-name="T12"><text:span text:style-name="T12">2) Crea el ProcessBuilder en el que añadas como parámetro el argumento.</text:span></text:p>
      <text:p text:style-name="P4" loext:marker-style-name="T12"><text:span text:style-name="T12">3) Establece el directorio en donde se encuentra el ejecutable.</text:span></text:p>
      <text:p text:style-name="P4" loext:marker-style-name="T12"><text:span text:style-name="T12">4) Ejecuta el proceso.</text:span></text:p>
      <text:p text:style-name="P4" loext:marker-style-name="T12"><text:span text:style-name="T12">5) Crea un BufferedReader para los errores que leerás línea <text:s/>a línea</text:span></text:p>
      <text:p text:style-name="P4" loext:marker-style-name="T12"><text:span text:style-name="T12">6) Luego coge el valor de salida del proceso, en función del cual podrás mostrar el mensaje más adecuado a cada caso.</text:span></text:p>
      <text:p text:style-name="P2"><text:span text:style-name="T13">-----------------------------------------------------------------------------------</text:span></text:p>
      <text:p text:style-name="P4" loext:marker-style-name="T12"><text:span text:style-name="T12"/></text:p>
      <text:p text:style-name="P4" loext:marker-style-name="T12"><text:span text:style-name="T12"/></text:p>
      <text:p text:style-name="P4" loext:marker-style-name="T12"><text:soft-page-break/><text:span text:style-name="T12"/></text:p>
      <text:p text:style-name="P4"><text:span text:style-name="T14">11.</text:span>Crea un programa <text:span text:style-name="T15">en</text:span> Java <text:span text:style-name="T15">(una clase llamada Visualiza5Veces) </text:span>que visualice 5 veces la cadena que se le envía desde los argumentos de main(). Si no se le envía ninguna cadena, deberá mostrar un mensaje indicándolo <text:span text:style-name="T16">(“Se necesita una cadena”) </text:span>y finalizar con System.exit(1). </text:p>
      <text:p text:style-name="P4"/>
      <text:p text:style-name="P4"/>
      <text:p text:style-name="P4"><text:span text:style-name="T15">C</text:span>rea un segundo programa Java que introduzca por teclado una cadena y ejecute el programa anterior para visualizar 5 veces esa cadena. <text:span text:style-name="T15">A la clase llámale Principal.</text:span></text:p>
      <text:p text:style-name="P8">PASOS:</text:p>
      <text:p text:style-name="P8">1) Coges por consola la cadena.</text:p>
      <text:p text:style-name="P8">2) Establece el File</text:p>
      <text:p text:style-name="P8">3) Crea el ProcessBuilder y añade el argumento que metiste en el paso 1.</text:p>
      <text:p text:style-name="P8">4) Establece el directorio en donde se encuentra el ejecutable</text:p>
      <text:p text:style-name="P8">5) Inicia el proceso.</text:p>
      <text:p text:style-name="P8">6) Crea un BufferedReader para los errores.</text:p>
      <text:p text:style-name="P8">7) Muestra el código de salida. Según sea 0 o 1 será un Final correcto/incorrecto.</text:p>
      <text:p text:style-name="P8"><text:span text:style-name="T12">8) Crea un BufferedReader para mostrar el resultado.</text:span></text:p>
      <text:p text:style-name="P8"><text:span text:style-name="T12"/></text:p>
      <text:p text:style-name="P2"><text:span text:style-name="T13">-----------------------------------------------------------------------------------</text:span></text:p>
      <text:p text:style-name="P8"><text:span text:style-name="T12"/></text:p>
      <text:p text:style-name="P8"><text:span text:style-name="T17">12. </text:span><text:span text:style-name="T12">Partiendo del ejercicio anterior (Ejercicio </text:span><text:span text:style-name="T18">11</text:span><text:span text:style-name="T12">), realiza los cambios necesarios para que la cadena introducida por teclado se almacene en un fichero de texto, no mostrándola por pantalla</text:span></text:p>
      <text:p text:style-name="P8"><text:span text:style-name="T12"/></text:p>
      <text:p text:style-name="P2"><text:span text:style-name="T13">-----------------------------------------------------------------------------------</text:span></text:p>
      <text:p text:style-name="P8"><text:span text:style-name="T12"/></text:p>
      <text:p text:style-name="P4"><text:span text:style-name="T19">13. </text:span>Realiza un programa Java que lea una cadena desde la entrada estándar y visualice en pantalla si la cadena es o no palíndromo o si la cadena está vacía (longitud = 0) </text:p>
      <text:p text:style-name="P4"/>
      <text:p text:style-name="P4"/>
      <text:p text:style-name="P4"><text:span text:style-name="T12">Realiza un segundo programa Java </text:span><text:span text:style-name="T20">con una clase llamada Principal </text:span><text:span text:style-name="T12">que ejecute el anterior, debe leer la cadena desde teclado y mostrar la salida por pantalla. </text:span><text:span text:style-name="T21">La cadena no se introduce en el ProcessBuilder por ello necesitarás un PrintStream.</text:span></text:p>
      <text:p text:style-name="P2"><text:span text:style-name="T22">-----------------------------------------------------------------------------------</text:span></text:p>
      <text:p text:style-name="P4"><text:span text:style-name="T21"/></text:p>
      <text:p text:style-name="P4">Ejercicio 14 </text:p>
      <text:p text:style-name="P9">En este ejercicio se quiere demostrar lo siguiente:</text:p>
      <text:p text:style-name="P9">sumar(1,10)=&gt;55 es lo mismo que crear dos procesos: uno que sume(1,5)=&gt;15 y otro que sume(6,10)=&gt;40. La ventaja de hacer dos procesos consiste que en paralelo o concurrente va más rápido</text:p>
      <text:p text:style-name="P9"/>
      <text:p text:style-name="P9"/>
      <text:p text:style-name="P9"/>
      <text:p text:style-name="P4">PASO 1. Realiza una clase <text:span text:style-name="T23">llamada Sumar </text:span>que sume los números comprendidos entre dos números, ellos incluidos. <text:span text:style-name="T23">L</text:span>os números se pasarán como argumentos al programa y el primero de ellos será el menor</text:p>
      <text:p text:style-name="P4"/>
      <text:p text:style-name="P4"><text:s/>Paso 2. <text:span text:style-name="T23">C</text:span>rea una clase llamada CrearProcesoSumar que tenga como atributos numInicial, numFinal, ficheroResultado y p (Process), que tenga un constructor con los 3 primeros atributos como parámetros. En ese constructor crea un ProcessBuilder para ejecutar la clase Sumar y que guarde el resultado en el fichero correspondiente y lanza el proceso.</text:p>
      <text:p text:style-name="P4"><text:soft-page-break/></text:p>
      <text:p text:style-name="P9">Paso 3: Crea un programa llamado Principal en el que se creen dos instancias de CrearProcesoSumar, uno con los datos 1,5, “fichero1.txt” y otro con los datos 6,10,”fichero2.txt”</text:p>
      <text:p text:style-name="P9"><text:span text:style-name="T21">Llama al método getResultadoSuma para cada número y muestra el resultado final.</text:span></text:p>
      <text:p text:style-name="P2"><text:span text:style-name="T22">-----------------------------------------------------------------------------------</text:span></text:p>
      <text:p text:style-name="P4"/>
      <text:p text:style-name="P4"/>
      <text:p text:style-name="P4"><text:span text:style-name="T24">15. </text:span>Tendremos que adivinar un número aleatorio generado por la máquina del 1 al 100 con un máximo de 5 intentos. Nosotros no sabremos qué número ha escogido la máquina y cada vez que hagamos un intento, la máquina nos devolverá si su número elegido es mayor o menor. Así, nosotros podremos ir afinando puntería hasta dar con el número secreto. </text:p>
      <text:p text:style-name="P2"><text:span text:style-name="T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onsolas" svg:font-family="Consolas" style:font-pitch="variable"/>
    <style:font-face style:name="Consolas1"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cm" style:contextual-spacing="true" fo:text-indent="0cm" style:auto-text-indent="false"/>
    </style:style>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21:10:34.942000000</meta:creation-date>
    <dc:date>2024-11-21T21:17:55.543000000</dc:date>
    <meta:editing-duration>PT7M20S</meta:editing-duration>
    <meta:editing-cycles>1</meta:editing-cycles>
    <meta:document-statistic meta:table-count="0" meta:image-count="0" meta:object-count="0" meta:page-count="4" meta:paragraph-count="92" meta:word-count="1025" meta:character-count="7369" meta:non-whitespace-character-count="6383"/>
    <meta:generator>LibreOffice/24.8.3.2$Windows_X86_64 LibreOffice_project/48a6bac9e7e268aeb4c3483fcf825c94556d9f92</meta:generator>
  </office:meta>
</office:document-meta>
</file>